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P2"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style:font-name="Times New Roman1" officeooo:rsid="001ce6db"/>
    </style:style>
    <style:style style:name="T2" style:family="text">
      <style:text-properties style:font-name="Times New Roman1" officeooo:rsid="001e6a59"/>
    </style:style>
    <style:style style:name="T3" style:family="text">
      <style:text-properties style:font-name="Times New Roman1" officeooo:rsid="001e6a59" style:font-name-asian="Droid Sans Fallback" style:font-name-complex="FreeSans"/>
    </style:style>
    <style:style style:name="T4" style:family="text">
      <style:text-properties style:font-name="Times New Roman1" officeooo:rsid="00204236"/>
    </style:style>
    <style:style style:name="T5" style:family="text">
      <style:text-properties style:font-name="Times New Roman1" officeooo:rsid="00210c16"/>
    </style:style>
    <style:style style:name="T6" style:family="text">
      <style:text-properties style:font-name="Times New Roman1" officeooo:rsid="001e6a59" style:font-name-asian="Times New Roman1" style:font-name-complex="Times New Roman1"/>
    </style:style>
    <style:style style:name="T7" style:family="text">
      <style:text-properties style:font-name="Times New Roman1" officeooo:rsid="001e6a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40. […] « </text:span><text:span text:style-name="T2">Desires tu a savoir quel senefiance ce est, que li huitismes de ton lignage aparut en forme de chien ; et li novismes qui aparut au conmencement tourbles et espés conme boe et en la fin se change ? </text:span><text:span text:style-name="T6">—</text:span><text:span text:style-name="T3"> Sire, fait Nasciens, ce je le savoie, je cuit que tout mi desirier seroient acompli. </text:span><text:span text:style-name="T6">—</text:span><text:span text:style-name="T3"> </text:span><text:span text:style-name="T2">Et je te le dirai, fait li prodom. Cil qui en fourme de lyon s'aparoit sera vertuous et fors, et raemplis de la grasce Nostre Signour. Cil sera prodom et loiaus pilers et fondement de foi, et pour ce qu'il sera de haute vie avra il la senefiance del lyon par mout de raisons ; car tout ausi come li lyons a signorie sor toutes bestes et les met en sa subjection, tout autresi est li prodom envers les pecheours. Et li prodom est fors en tel maniere qu'il ne chiet pas em pecié mortel ; et s'il i chiet par aventure, il pert esperance qu'il a tous jours fermee es celestious choses ; et par la grasse del Saint Esperit qu'il li sourvient, il se relieve plus fort et plus seür qu'il ne sot. Mais ce ne fait li pechierres qu'en nule maniere ne s'en puet oster.</text:span></text:p>
      <text:p text:style-name="P1"><text:span text:style-name="T2"><text:tab/></text:span><text:span text:style-name="T2">§</text:span><text:span text:style-name="T2"> 441. « Li huitismes qui en fourme de chien aparut, senefie que cil qui huitismes ert qui de cele branche descendera sera pechierres vix et ors, et a droit aparut il en fourme de chien ; car tout ausi conme li chiens, quant il a faim, court a sa viande, et le mengüe en tel maniere qu'il ne l'i asavoure pas, tout ausi fait li pechierres quant il est enjeüns de bones œuvres, c'est a dire qu'il ne fait ne tost ne tart bien ; il prent </text:span><text:span text:style-name="T4">le pechié et le devoure. Et quant il l'a englouti, il ne l'i asavoure pas, car s'il l'asavouroit et sentoit l'amertume qui dedens est envolepee, il n'avroit ja hardement que il plus pechast, car adont connoisteroit il qel mal et quel dolour puet venir a home de pechier mortelment. Et pour ce te di je que li huitismes sera pechierres, et pour ce aparut il en fourme de chien quant li autres s'aparut en fourme de lyons ; et ensi t'ai ore acontee la verité, conment il aparut lyons et pour coi il aparut en fourme de chien. Or te dirai conment li novismes s'aparut au conmencement senefie qu'il sera conceüs et engendrés em pechié mortel, del huitisme qui sera chaus et luxurious, et sera sa maissance ausi come celee et couverte, pour ce qu'il sera mie engendrés de mere mouillier ne selonc la loy de Sainte Eglyse, mais en fornicacion et en pechié mortel : et pour ce aparut il tourbles et espés au conmencement. Mais en milieu de son aage, quant il conmencera a regner, lors ret si roides et si bruians, c'est a dire qu'il sera plains de chevalerie et de prouece, qu'il passera tous les pers de prouece terrienne et de bonté de cors, car il sera virgenes tous les jours de sa vie ; et la fins de lui sera si merveillouse que de chevalier qui a son tans sera n'i avra nul qui samblans soit a lui ; car il sera plus gracious envers Dieu et en vers le siecle que nus autres. </text:span><text:span text:style-name="T5">Et nonpourquant il trespassera de cest siecle ains que cil dont il sera issus ne fera. Si t'ai ore dit ce dont tu avoies ore tel desiri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09:35:10.280343307</meta:creation-date>
    <dc:date>2015-05-22T10:11:24.818619022</dc:date>
    <dc:creator>Gauthier </dc:creator>
    <meta:editing-duration>P0D</meta:editing-duration>
    <meta:editing-cycles>2</meta:editing-cycles>
    <meta:generator>LibreOffice/4.2.7.2$Linux_X86_64 LibreOffice_project/420m0$Build-2</meta:generator>
    <meta:document-statistic meta:table-count="0" meta:image-count="0" meta:object-count="0" meta:page-count="1" meta:paragraph-count="2" meta:word-count="581" meta:character-count="3010" meta:non-whitespace-character-count="2427"/>
  </office:meta>
</office:document-meta>
</file>